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a4734b" officeooo:paragraph-rsid="001f92df" style:font-weight-asian="normal" style:font-weight-complex="normal"/>
    </style:style>
    <style:style style:name="P2" style:family="paragraph" style:parent-style-name="Standard">
      <style:text-properties fo:font-weight="normal" officeooo:rsid="009dd6a4" officeooo:paragraph-rsid="001f92df" style:font-weight-asian="normal" style:font-weight-complex="normal"/>
    </style:style>
    <style:style style:name="P3" style:family="paragraph" style:parent-style-name="Standard">
      <style:text-properties fo:font-weight="normal" officeooo:rsid="009f4f8b" officeooo:paragraph-rsid="001f92df" style:font-weight-asian="normal" style:font-weight-complex="normal"/>
    </style:style>
    <style:style style:name="P4" style:family="paragraph" style:parent-style-name="Standard">
      <style:text-properties fo:font-weight="normal" officeooo:rsid="00a0078c" officeooo:paragraph-rsid="001f92df" style:font-weight-asian="normal" style:font-weight-complex="normal"/>
    </style:style>
    <style:style style:name="P5" style:family="paragraph" style:parent-style-name="Standard">
      <style:text-properties fo:font-weight="normal" officeooo:rsid="00a1a9d4" officeooo:paragraph-rsid="001f92df" style:font-weight-asian="normal" style:font-weight-complex="normal"/>
    </style:style>
    <style:style style:name="P6" style:family="paragraph" style:parent-style-name="Standard">
      <style:text-properties fo:font-weight="normal" officeooo:rsid="00a26655" officeooo:paragraph-rsid="001f92df" style:font-weight-asian="normal" style:font-weight-complex="normal"/>
    </style:style>
    <style:style style:name="P7" style:family="paragraph" style:parent-style-name="Standard">
      <style:text-properties fo:font-weight="normal" officeooo:rsid="00a27656" officeooo:paragraph-rsid="001f92d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964eca" officeooo:paragraph-rsid="001f92df" style:text-blinking="false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Liberation Serif" fo:font-style="italic" fo:font-weight="normal" officeooo:rsid="00a26655" officeooo:paragraph-rsid="001f92df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style:font-name="Dudu Cyryllic" fo:font-weight="normal" officeooo:rsid="00a26655" officeooo:paragraph-rsid="001f92df" style:font-weight-asian="normal" style:font-weight-complex="normal"/>
    </style:style>
    <style:style style:name="P11" style:family="paragraph" style:parent-style-name="Heading_20_2">
      <style:paragraph-properties fo:text-align="center" style:justify-single-word="false"/>
      <style:text-properties fo:font-weight="normal" officeooo:rsid="00964eca" officeooo:paragraph-rsid="001f92df" style:font-weight-asian="normal" style:font-weight-complex="normal"/>
    </style:style>
    <style:style style:name="T1" style:family="text">
      <style:text-properties officeooo:rsid="01cd58ce"/>
    </style:style>
    <style:style style:name="T2" style:family="text">
      <style:text-properties officeooo:rsid="035eb3be"/>
    </style:style>
    <style:style style:name="T3" style:family="text">
      <style:text-properties officeooo:rsid="035d037e"/>
    </style:style>
    <style:style style:name="T4" style:family="text">
      <style:text-properties officeooo:rsid="01cba1f6"/>
    </style:style>
    <style:style style:name="T5" style:family="text">
      <style:text-properties officeooo:rsid="00a0078c"/>
    </style:style>
    <style:style style:name="T6" style:family="text">
      <style:text-properties officeooo:rsid="01464df6"/>
    </style:style>
    <style:style style:name="T7" style:family="text">
      <style:text-properties officeooo:rsid="00a2665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a26655" style:font-style-asian="italic" style:font-style-complex="italic"/>
    </style:style>
    <style:style style:name="T10" style:family="text">
      <style:text-properties officeooo:rsid="00a276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/>
      <text:p text:style-name="P8"/>
      <text:p text:style-name="P2">Тесть, вобщем-то, мне нравился и я прощал ему отсутствие нормальных инструментов на полках ниши и его неверие в мои способности починить <text:span text:style-name="T3">ветхий от </text:span>древн<text:span text:style-name="T3">ости</text:span> утюг. </text:p>
      <text:p text:style-name="P2">К тому же, когда трёхлетний Игорёк вытащил из кармана моих джинсов пригоршню конопляного семени и <text:span text:style-name="T4">разложил</text:span> на табурет<text:span text:style-name="T4">е</text:span> <text:span text:style-name="T4">в</text:span> кухне, тесть не стал усугублять разоблачение излишними вопросами, а уж он-то, по должности своей, разбирался в сортах зерна. </text:p>
      <text:p text:style-name="P2"/>
      <text:p text:style-name="P2">Сын брянского крестьянина, 18-летним новобранцем он попал в Харьковскую мясорубку, когда, очнувшись после поражения под Москвой, германский вермахт показал, что знает своё дело, искрошив несколько советских армий.</text:p>
      <text:p text:style-name="P3">Оглушённый мощью и потрясённый зрелищем артиллерийского расстрела, Ваня в толпе десятков тысяч прочих уцелевших был увезён в лагерь для военнопленных на территории Германии.</text:p>
      <text:p text:style-name="P3">Между воюющими тогда сторонами имелась негласная договорённость — возмещать друг другу расходы на содержание пленных через нейтральные банки.</text:p>
      <text:p text:style-name="P3">Одна лишь страна Советов оставалась в стороне от этой договорённости, поскольку всякий попавший в плен красноармеец автоматически становился предателем родины.</text:p>
      <text:p text:style-name="P3">Отсюда разница в хавке для пленных различной национальности.</text:p>
      <text:p text:style-name="P3">Чтоб<text:span text:style-name="T4">ы</text:span> хоть чем-то кормить пленных красноармейцев, с оккупированных советских территорий в лагеря иногда приходили эшелоны с награбленными сельхозпродуктами.</text:p>
      <text:p text:style-name="P3">В одном из вагонов такого эшелона оказалось несколько мешков чёрных семечек.</text:p>
      <text:p text:style-name="P3">Немцы не могли угадать назначение этого продукта — он не описан ни в одной кулинарной книге. </text:p>
      <text:p text:style-name="P3">Когда военнопленные показали как пользоваться семечками, рациональные немцы так и не смогли взять в толк, что важен не конечный результат — раскусывание мизерного зёрнышка, а сам процесс — грызи и плюй в предвкушении.</text:p>
      <text:p text:style-name="P3">Так эти мешки и валялись, нерационально загр<text:span text:style-name="T5">о</text:span>м<text:span text:style-name="T5">о</text:span>ж<text:span text:style-name="T5">д</text:span>ая складское помещение, <text:span text:style-name="T5">покуда один охранник не сообразил как их применить.</text:span></text:p>
      <text:p text:style-name="P4">Он организовал спортивное мероприятие — забеги на сто метров. Победитель получал пакет семечек.</text:p>
      <text:p text:style-name="P4">Под крики охранников-болельщиков, молодой и рослы<text:span text:style-name="T3">й</text:span>, хотя и отощавший, Ваня прибежал первым и получил приз. <text:s/></text:p>
      <text:p text:style-name="P4">Во втором забеге он снова был недосягаем, но охранник сказал, что хватит с него и отдал семечки пришедшему вторым.</text:p>
      <text:p text:style-name="P4">Мой тесть обиделся и перестал принимать участие в последующих соревнованиях, но мне рассказывал, что те семечки были самыми вкусными в его жизни.</text:p>
      <text:p text:style-name="P4"/>
      <text:p text:style-name="P4">Пленные бегали не только на 100 метров, но и из лагеря тоже. </text:p>
      <text:p text:style-name="P4">Их ловили, привозили обратно и показательно казнили, что не останавливало последующих беглецов.</text:p>
      <text:p text:style-name="P4">И это понятно, ведь иногда чувствуешь, что да пошло оно всё, <text:span text:style-name="T4">и</text:span> что тебе уже <text:span text:style-name="T6">всё </text:span>пó <text:span text:style-name="T4">хуй.</text:span></text:p>
      <text:p text:style-name="P4">Когда у Вани подкатил такой момент, он, учитывая опыт предыдущих товарищей, не пошёл на восток, а свернул на запад и потому оказался во Франции.</text:p>
      <text:p text:style-name="P4">Около года семья французского фермера прятала его в сарае от немецких патрулей, а в отсутствие патрулей он помогал по хозяйству.</text:p>
      <text:p text:style-name="P4">Потом американцы открыли второй фронт и освободили его. Но они не остановились на достигнутом, а продвигались всё дальше и дальше, пока не освободили украинскую девушку Гаину от работы в зажиточной немецкой семье.</text:p>
      <text:p text:style-name="P4"/>
      <text:p text:style-name="P4"><text:span text:style-name="T6">Затем</text:span> Сталин потребовал от своих союзников вернуть всех <text:span text:style-name="T4">советских граждан </text:span><text:soft-page-break/>освобождённых из немецкого плена <text:span text:style-name="T6">и</text:span> американцы не стали спорить.</text:p>
      <text:p text:style-name="P4">Ваню и Гаину, среди множества таких же как они, отвезли во французский портовый город, где они, кстати, и познакомились, а оттуда пароходом в город Ленинград.</text:p>
      <text:p text:style-name="P5">Судьба благоволила им — подавляющее большинство побывавших в Германии пленных повезли на восток в железнодорожных составах, а на границе с СССР, где у путей меняется ширина между рельсами, их перегружали в эшелоны товарных вагонов и гнали составы по необъятным просторам нашей родины в лагеря ГУЛАГа, в Сибирь и на Крайний Север.</text:p>
      <text:p text:style-name="P5">За что?</text:p>
      <text:p text:style-name="P5">Заранее. </text:p>
      <text:p text:style-name="P5">Чтоб<text:span text:style-name="T7">ы</text:span> воспоминаниями о пережитом в немецком плен<text:span text:style-name="T2">у, они</text:span> <text:s/>не подпортили <text:span text:style-name="T7">б</text:span>, часом, картину <text:span text:style-name="T7">старательно слагаемую в умах и памяти советского народа</text:span>.</text:p>
      <text:p text:style-name="P5"><text:span text:style-name="T8"><text:tab/><text:tab/><text:tab/></text:span><text:span text:style-name="T9">Ничто не забыто, никто не забыт..</text:span><text:span text:style-name="T7">.</text:span></text:p>
      <text:p text:style-name="P5"/>
      <text:p text:style-name="P6">При условии, что воспоминания <text:s/>правильно процензурированы.</text:p>
      <text:p text:style-name="P5">Даже у меня, воспитанного на ярких примерах <text:s/>из советской литературы и кинематографа, рухнуло немало стереотипов, когда я случайно услыхал разговор тёщи по телефону с её подругой, тоже прошедшей ад немецкого плена:</text:p>
      <text:p text:style-name="P5">- ...а помнишь, как на 23 февраля мы купили шампанское и пошли поздравить наших ребят-лётчиков?</text:p>
      <text:p text:style-name="P5"><text:span text:style-name="T10">Т</text:span>а-<text:span text:style-name="T10">д</text:span>ах!!!</text:p>
      <text:p text:style-name="P5">Оказывается, не только Штирлиц пил спиртное в этот день, но и пленённые советские асы тоже...</text:p>
      <text:p text:style-name="P5"/>
      <text:p text:style-name="P5">В Ленинграде Ваня и Гаина оформили свой брак и тут же завербовались на работу в одну из советских центральноазиатский республик. </text:p>
      <text:p text:style-name="P5">И это правильно, там они смогли пересидеть последующие отловы бывших военнопленных <text:span text:style-name="T7">и прочих повидавших несоветскую жизнь.</text:span></text:p>
      <text:p text:style-name="P6">В советских лагерях им не пришлось бы угощаться семечками. Наша лагерная система самая гуманная в мире и не продляет твои муки унизительными призами за спортивные достижения.</text:p>
      <text:p text:style-name="P6">Прочтя в центральной прессе о ликвидации последствий культа Сталина, <text:s/>они переехали на Украину, <text:span text:style-name="T1">где,</text:span> для начала, осе<text:span text:style-name="T1">ли</text:span> в сельской местности, а <text:span text:style-name="T1">там уж</text:span> доросли и до Нежина...</text:p>
      <text:p text:style-name="P6"/>
      <text:p text:style-name="P9"><text:span text:style-name="T6">(...к</text:span>огда-то мой отец пытался объяснить мне, что продвижение жизни вперёд происходит по спирали. Я так его и не понял, хотя для наглядности он рисовал в воздухе <text:s/>круги указательным пальцем.</text:p>
      <text:p text:style-name="P9">Судьба Ивана Алексеевича может послужить доводом в пользу этой теории.</text:p>
      <text:p text:style-name="P9"><text:span text:style-name="T1">В</text:span> своей жизни <text:span text:style-name="T1">м</text:span>ы ходим по кругу одних и тех же событий, но они, из-за спиралевидности <text:span text:style-name="T1">жизненного процесса,</text:span> обрастают новыми <text:s/>признаками и <text:s/>подробностями, поэтому <text:span text:style-name="T1">мы </text:span>и не распознаём их повторения, двигаясь мимо и — дальше.</text:p>
      <text:p text:style-name="P9">Не знаю проводил ли мой тесть какие-то параллели между выигранными им семечками и своей должностью на нежинском хлебокомбинате. </text:p>
      <text:p text:style-name="P9">Ведь суть одна — распоряжение зерном.</text:p>
      <text:p text:style-name="P9">Хотя зачем ему <text:span text:style-name="T1">такая геометрия</text:span>...<text:span text:style-name="T6">)</text:span></text:p>
      <text:p text:style-name="P10"/>
      <text:p text:style-name="P7">На четвёртом курсе я стал почти примерным студентом — <text:s/>посещаемость занятий возросла у меня неимоверно.</text:p>
      <text:p text:style-name="P7">Не мог же я оставаться в квартире, когда Ира идёт в институт.</text:p>
      <text:p text:style-name="P7">На лекциях я углублялся в долгую историю Иосифа и его братьев. Она становилась намного выпуклее и неторопливей после выкуренного косяка.</text:p>
      <text:p text:style-name="P7">По звонку после последней пары я спускался в раздевалку на первом этаже, дожидался Иру и помогал ей одеть пальто в рукава. </text:p>
      <text:p text:style-name="P7"><text:soft-page-break/>Затем среди шума и гама одевающихся студентов я отыскивал белую пушинку на своём пальто, снимал её, одевал его и мы шли домой...</text:p>
      <text:p text:style-name="P7">Эта белая паутинная пушинка появлялась на пальто всякий раз, если я выкуривал косяк в учебном заведении.</text:p>
      <text:p text:style-name="P7">Да, вместо кожуха я ходил уже в демисезонном тёмно-верблюжьем пальто, которое купил ещё у Алёши Очерета, когда тот был на последнем курсе.</text:p>
      <text:p text:style-name="P7">Феномен пушинки я про себя окрестил <text:s/><text:span text:style-name="T1">термином </text:span>«бог шельму метит». </text:p>
      <text:p text:style-name="P1">Иногда, в виде эксперимента, я воздерживался от косяка и она не появлялась. </text:p>
      <text:p text:style-name="P1">Так что прежде, чем одеть пальто я осматривал его в поисках белой метки. </text:p>
      <text:p text:style-name="P1">Она ни разу не подвела.</text:p>
      <text:p text:style-name="P7"/>
      <text:p text:style-name="P1">Моя любовь к Ире всё углублялась. Иногда она просила не смотреть на неё так упорно, особенно на людях, а я всё ещё надеялся остановить мгновенье.</text:p>
      <text:p text:style-name="P1"><text:span text:style-name="T8"><text:tab/><text:tab/>Он смотрел на неё, как смотрит пёс на хрустальную вазу..</text:span>.</text:p>
      <text:p text:style-name="P1"/>
      <text:p text:style-name="P1">Изредка мы приходили в общагу, чтобы чинно расписать пулю в 72-й комнате.</text:p>
      <text:p text:style-name="P1">Из-за того, что <text:span text:style-name="T1">Ира</text:span> в положении, за преферансом мы <text:span text:style-name="T2">уже </text:span>не курили. Только Двойка иногда, с выучкой корнета лейб-гвардии просил её разрешения и дымил на зависть мне и Славику, пока Ира, сидя на койке у окна, кромсала ножницами взятую у меня «беломорину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8:11:25.625082212</meta:creation-date>
    <dc:date>2017-03-02T18:11:31.084374781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59" meta:word-count="1073" meta:character-count="7136" meta:non-whitespace-character-count="6086"/>
    <meta:generator>LibreOffice/4.3.3.2$Linux_x86 LibreOffice_project/430m0$Build-2</meta:generator>
  </office:meta>
</office:document-meta>
</file>